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2"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6.925in" table:align="margins" style:writing-mode="rl-tb"/>
    </style:style>
    <style:style style:name="Table1.A" style:family="table-column">
      <style:table-column-properties style:column-width="0.7694in" style:rel-column-width="7280*"/>
    </style:style>
    <style:style style:name="Table1.B" style:family="table-column">
      <style:table-column-properties style:column-width="0.7694in" style:rel-column-width="7281*"/>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writing-mode="rl-tb"/>
      <style:text-properties officeooo:rsid="001a079a" officeooo:paragraph-rsid="001a079a"/>
    </style:style>
    <style:style style:name="P2" style:family="paragraph" style:parent-style-name="Standard">
      <style:paragraph-properties fo:text-align="end" style:justify-single-word="false" style:writing-mode="rl-tb"/>
      <style:text-properties officeooo:rsid="001cb698" officeooo:paragraph-rsid="001cb698"/>
    </style:style>
    <style:style style:name="P3" style:family="paragraph" style:parent-style-name="Standard">
      <style:paragraph-properties fo:text-align="end" style:justify-single-word="false" style:writing-mode="rl-tb"/>
      <style:text-properties officeooo:rsid="001dc179" officeooo:paragraph-rsid="001dc179"/>
    </style:style>
    <style:style style:name="P4" style:family="paragraph" style:parent-style-name="Standard">
      <style:paragraph-properties fo:text-align="end" style:justify-single-word="false" style:writing-mode="rl-tb"/>
      <style:text-properties officeooo:rsid="00237f0d" officeooo:paragraph-rsid="00237f0d"/>
    </style:style>
    <style:style style:name="P5" style:family="paragraph" style:parent-style-name="Standard">
      <style:paragraph-properties fo:text-align="end" style:justify-single-word="false" style:writing-mode="rl-tb"/>
      <style:text-properties officeooo:rsid="0023d1ea" officeooo:paragraph-rsid="0023d1ea"/>
    </style:style>
    <style:style style:name="P6" style:family="paragraph" style:parent-style-name="Standard">
      <style:paragraph-properties fo:text-align="end" style:justify-single-word="false" style:writing-mode="rl-tb"/>
      <style:text-properties officeooo:rsid="0027dda4" officeooo:paragraph-rsid="0027dda4"/>
    </style:style>
    <style:style style:name="P7" style:family="paragraph" style:parent-style-name="Standard">
      <style:paragraph-properties fo:text-align="end" style:justify-single-word="false" style:writing-mode="rl-tb"/>
      <style:text-properties officeooo:rsid="0027dda4" officeooo:paragraph-rsid="0060c635"/>
    </style:style>
    <style:style style:name="P8" style:family="paragraph" style:parent-style-name="Standard">
      <style:paragraph-properties fo:text-align="end" style:justify-single-word="false" style:writing-mode="rl-tb"/>
      <style:text-properties fo:font-size="16pt" officeooo:rsid="001a079a" officeooo:paragraph-rsid="001a079a" style:font-size-asian="16pt" style:font-size-complex="16pt"/>
    </style:style>
    <style:style style:name="P9" style:family="paragraph" style:parent-style-name="Standard">
      <style:paragraph-properties fo:text-align="end" style:justify-single-word="false" style:writing-mode="rl-tb"/>
      <style:text-properties fo:font-size="16pt" officeooo:rsid="00237f0d" officeooo:paragraph-rsid="00237f0d" style:font-size-asian="16pt" style:font-size-complex="16pt"/>
    </style:style>
    <style:style style:name="P10" style:family="paragraph" style:parent-style-name="Standard">
      <style:paragraph-properties fo:text-align="end" style:justify-single-word="false" style:writing-mode="rl-tb"/>
      <style:text-properties fo:font-size="16pt" officeooo:rsid="002cdc08" officeooo:paragraph-rsid="002cdc08" style:font-size-asian="16pt" style:font-size-complex="16pt"/>
    </style:style>
    <style:style style:name="P11" style:family="paragraph" style:parent-style-name="Standard">
      <style:paragraph-properties fo:text-align="end" style:justify-single-word="false" style:writing-mode="rl-tb"/>
      <style:text-properties officeooo:rsid="002ae9c1" officeooo:paragraph-rsid="002ae9c1"/>
    </style:style>
    <style:style style:name="P12" style:family="paragraph" style:parent-style-name="Standard">
      <style:paragraph-properties fo:text-align="end" style:justify-single-word="false" style:writing-mode="rl-tb"/>
      <style:text-properties officeooo:rsid="002cdc08" officeooo:paragraph-rsid="002cdc08"/>
    </style:style>
    <style:style style:name="P13" style:family="paragraph" style:parent-style-name="Standard">
      <style:paragraph-properties fo:text-align="end" style:justify-single-word="false" style:writing-mode="rl-tb"/>
      <style:text-properties fo:font-size="12pt" officeooo:rsid="002cdc08" officeooo:paragraph-rsid="002cdc08" style:font-size-asian="10.5pt" style:font-size-complex="12pt"/>
    </style:style>
    <style:style style:name="P14" style:family="paragraph" style:parent-style-name="Standard">
      <style:paragraph-properties fo:text-align="end" style:justify-single-word="false" style:writing-mode="rl-tb"/>
      <style:text-properties fo:font-size="12pt" officeooo:rsid="002dc86f" officeooo:paragraph-rsid="002dc86f" style:font-size-asian="10.5pt" style:font-size-complex="12pt"/>
    </style:style>
    <style:style style:name="P15" style:family="paragraph" style:parent-style-name="Standard">
      <style:paragraph-properties fo:text-align="end" style:justify-single-word="false" style:writing-mode="rl-tb"/>
      <style:text-properties fo:font-size="12pt" officeooo:rsid="002f1e56" officeooo:paragraph-rsid="002f1e56" style:font-size-asian="10.5pt" style:font-size-complex="12pt"/>
    </style:style>
    <style:style style:name="P16" style:family="paragraph" style:parent-style-name="Standard">
      <style:paragraph-properties fo:text-align="end" style:justify-single-word="false" style:writing-mode="rl-tb"/>
      <style:text-properties fo:font-size="12pt" officeooo:rsid="003283fe" officeooo:paragraph-rsid="003283fe" style:font-size-asian="10.5pt" style:font-size-complex="12pt"/>
    </style:style>
    <style:style style:name="P17" style:family="paragraph" style:parent-style-name="Standard">
      <style:paragraph-properties fo:text-align="end" style:justify-single-word="false" style:writing-mode="rl-tb"/>
      <style:text-properties fo:font-size="12pt" officeooo:rsid="0032f236" officeooo:paragraph-rsid="0032f236" style:font-size-asian="10.5pt" style:font-size-complex="12pt"/>
    </style:style>
    <style:style style:name="P18" style:family="paragraph" style:parent-style-name="Standard">
      <style:paragraph-properties fo:text-align="end" style:justify-single-word="false" style:writing-mode="rl-tb"/>
      <style:text-properties fo:font-size="12pt" officeooo:rsid="003485e5" officeooo:paragraph-rsid="003485e5" style:font-size-asian="10.5pt" style:font-size-complex="12pt"/>
    </style:style>
    <style:style style:name="P19" style:family="paragraph" style:parent-style-name="Standard">
      <style:paragraph-properties fo:text-align="end" style:justify-single-word="false" style:writing-mode="rl-tb"/>
      <style:text-properties officeooo:rsid="003f87f9" officeooo:paragraph-rsid="003f87f9"/>
    </style:style>
    <style:style style:name="P20" style:family="paragraph" style:parent-style-name="Standard">
      <style:paragraph-properties fo:text-align="end" style:justify-single-word="false" style:writing-mode="rl-tb"/>
      <style:text-properties officeooo:rsid="00471c5d" officeooo:paragraph-rsid="00471c5d"/>
    </style:style>
    <style:style style:name="P21" style:family="paragraph" style:parent-style-name="Standard">
      <style:paragraph-properties fo:text-align="end" style:justify-single-word="false" style:writing-mode="rl-tb"/>
      <style:text-properties officeooo:rsid="004a837a" officeooo:paragraph-rsid="004a837a"/>
    </style:style>
    <style:style style:name="P22" style:family="paragraph" style:parent-style-name="Standard">
      <style:paragraph-properties fo:text-align="end" style:justify-single-word="false" style:writing-mode="rl-tb"/>
      <style:text-properties style:text-position="33% 80%" style:font-name="Tahoma" fo:font-size="15pt" officeooo:rsid="004bfb67" officeooo:paragraph-rsid="004bfb67" style:font-size-asian="13.1000003814697pt" style:font-name-complex="Tahoma" style:font-size-complex="15pt"/>
    </style:style>
    <style:style style:name="P23" style:family="paragraph" style:parent-style-name="Standard">
      <style:paragraph-properties fo:text-align="end" style:justify-single-word="false" style:writing-mode="rl-tb"/>
      <style:text-properties style:text-position="33% 80%" style:font-name="Tahoma" fo:font-size="15pt" officeooo:rsid="00525c6b" officeooo:paragraph-rsid="00525c6b" style:font-size-asian="13.1000003814697pt" style:font-name-complex="Tahoma" style:font-size-complex="15pt"/>
    </style:style>
    <style:style style:name="P24" style:family="paragraph" style:parent-style-name="Standard">
      <style:paragraph-properties fo:text-align="end" style:justify-single-word="false" style:writing-mode="rl-tb"/>
      <style:text-properties style:text-position="33% 80%" style:font-name="Tahoma" fo:font-size="15pt" officeooo:rsid="00530526" officeooo:paragraph-rsid="00530526" style:font-size-asian="13.1000003814697pt" style:font-name-complex="Tahoma" style:font-size-complex="15pt"/>
    </style:style>
    <style:style style:name="P25" style:family="paragraph" style:parent-style-name="Standard">
      <style:paragraph-properties fo:text-align="end" style:justify-single-word="false" style:writing-mode="rl-tb"/>
      <style:text-properties style:text-position="33% 80%" style:font-name="Tahoma" fo:font-size="15pt" officeooo:rsid="00582fdb" officeooo:paragraph-rsid="00582fdb" style:font-size-asian="13.1000003814697pt" style:font-name-complex="Tahoma" style:font-size-complex="15pt"/>
    </style:style>
    <style:style style:name="P26" style:family="paragraph" style:parent-style-name="Standard">
      <style:paragraph-properties fo:text-align="end" style:justify-single-word="false" style:writing-mode="rl-tb"/>
      <style:text-properties style:text-position="33% 80%" style:font-name="Tahoma" fo:font-size="15pt" officeooo:rsid="005a0e51" officeooo:paragraph-rsid="005a0e51" style:font-size-asian="13.1000003814697pt" style:font-name-complex="Tahoma" style:font-size-complex="15pt"/>
    </style:style>
    <style:style style:name="P27" style:family="paragraph" style:parent-style-name="Standard">
      <style:paragraph-properties fo:text-align="end" style:justify-single-word="false" style:writing-mode="rl-tb"/>
      <style:text-properties style:text-position="33% 80%" style:font-name="Tahoma" fo:font-size="15pt" officeooo:rsid="005aa187" officeooo:paragraph-rsid="005aa187" style:font-size-asian="13.1000003814697pt" style:font-name-complex="Tahoma" style:font-size-complex="15pt"/>
    </style:style>
    <style:style style:name="P28" style:family="paragraph" style:parent-style-name="Standard">
      <style:paragraph-properties fo:text-align="end" style:justify-single-word="false" style:writing-mode="rl-tb"/>
      <style:text-properties style:text-position="33% 80%" style:font-name="Tahoma" fo:font-size="15pt" officeooo:rsid="00852cc6" officeooo:paragraph-rsid="00852cc6" style:font-size-asian="13.1000003814697pt" style:font-name-complex="Tahoma" style:font-size-complex="15pt"/>
    </style:style>
    <style:style style:name="P29" style:family="paragraph" style:parent-style-name="Standard">
      <style:paragraph-properties fo:text-align="end" style:justify-single-word="false" style:writing-mode="rl-tb"/>
      <style:text-properties style:text-position="33% 80%" style:font-name="Tahoma" fo:font-size="15pt" officeooo:rsid="00852cc6" officeooo:paragraph-rsid="008d76cd" style:font-size-asian="13.1000003814697pt" style:font-name-complex="Tahoma" style:font-size-complex="15pt"/>
    </style:style>
    <style:style style:name="P30" style:family="paragraph" style:parent-style-name="Standard">
      <style:paragraph-properties fo:text-align="end" style:justify-single-word="false" style:writing-mode="rl-tb"/>
      <style:text-properties style:text-position="33% 80%" style:font-name="Tahoma" fo:font-size="15pt" officeooo:rsid="00865538" officeooo:paragraph-rsid="00865538" style:font-size-asian="13.1000003814697pt" style:font-name-complex="Tahoma" style:font-size-complex="15pt"/>
    </style:style>
    <style:style style:name="P31" style:family="paragraph" style:parent-style-name="Standard">
      <style:paragraph-properties fo:text-align="end" style:justify-single-word="false" style:writing-mode="rl-tb"/>
      <style:text-properties style:text-position="33% 80%" style:font-name="Tahoma" fo:font-size="15pt" officeooo:rsid="0089eddd" officeooo:paragraph-rsid="0089eddd" style:font-size-asian="13.1000003814697pt" style:font-name-complex="Tahoma" style:font-size-complex="15pt"/>
    </style:style>
    <style:style style:name="P32" style:family="paragraph" style:parent-style-name="Standard">
      <style:paragraph-properties fo:text-align="end" style:justify-single-word="false" style:writing-mode="rl-tb"/>
      <style:text-properties style:text-position="33% 80%" style:font-name="Tahoma" fo:font-size="15pt" officeooo:rsid="008f9431" officeooo:paragraph-rsid="008f9431" style:font-size-asian="13.1000003814697pt" style:font-name-complex="Tahoma" style:font-size-complex="15pt"/>
    </style:style>
    <style:style style:name="P33" style:family="paragraph" style:parent-style-name="Standard">
      <style:paragraph-properties fo:text-align="end" style:justify-single-word="false" style:writing-mode="rl-tb"/>
      <style:text-properties style:text-position="33% 80%" style:font-name="Tahoma" fo:font-size="18pt" officeooo:rsid="00582fdb" officeooo:paragraph-rsid="00582fdb" style:font-size-asian="18pt" style:font-name-complex="Tahoma" style:font-size-complex="18pt"/>
    </style:style>
    <style:style style:name="P34" style:family="paragraph" style:parent-style-name="Standard">
      <style:paragraph-properties fo:text-align="end" style:justify-single-word="false" style:writing-mode="rl-tb"/>
      <style:text-properties style:font-name="Tahoma" fo:font-size="12pt" officeooo:rsid="006de72f" officeooo:paragraph-rsid="006de72f" style:font-size-asian="10.5pt" style:font-size-complex="12pt"/>
    </style:style>
    <style:style style:name="P35" style:family="paragraph" style:parent-style-name="Standard">
      <style:paragraph-properties fo:text-align="end" style:justify-single-word="false" style:writing-mode="rl-tb"/>
      <style:text-properties style:font-name="Tahoma" fo:font-size="12pt" officeooo:rsid="006f91d3" officeooo:paragraph-rsid="006f91d3" style:font-size-asian="10.5pt" style:font-size-complex="12pt"/>
    </style:style>
    <style:style style:name="P36" style:family="paragraph" style:parent-style-name="Standard">
      <style:paragraph-properties fo:text-align="end" style:justify-single-word="false" style:writing-mode="rl-tb"/>
      <style:text-properties officeooo:rsid="005fd05c" officeooo:paragraph-rsid="005fd05c"/>
    </style:style>
    <style:style style:name="P37" style:family="paragraph" style:parent-style-name="Standard">
      <style:paragraph-properties fo:text-align="end" style:justify-single-word="false" style:writing-mode="rl-tb"/>
      <style:text-properties officeooo:rsid="0060c635" officeooo:paragraph-rsid="0060c635"/>
    </style:style>
    <style:style style:name="P38" style:family="paragraph" style:parent-style-name="Standard">
      <style:paragraph-properties fo:text-align="end" style:justify-single-word="false" style:writing-mode="rl-tb"/>
      <style:text-properties officeooo:rsid="0061aa2d" officeooo:paragraph-rsid="0061aa2d"/>
    </style:style>
    <style:style style:name="P39" style:family="paragraph" style:parent-style-name="Standard">
      <style:paragraph-properties fo:text-align="end" style:justify-single-word="false" style:writing-mode="rl-tb"/>
      <style:text-properties officeooo:rsid="008c9187" officeooo:paragraph-rsid="008c9187"/>
    </style:style>
    <style:style style:name="P40" style:family="paragraph" style:parent-style-name="Standard">
      <style:paragraph-properties fo:text-align="start" style:justify-single-word="false" style:writing-mode="lr-tb"/>
      <style:text-properties fo:font-size="12pt" officeooo:rsid="006bf9c9" officeooo:paragraph-rsid="006bf9c9" style:font-size-asian="10.5pt" style:font-size-complex="12pt"/>
    </style:style>
    <style:style style:name="P41" style:family="paragraph" style:parent-style-name="Standard">
      <style:paragraph-properties fo:text-align="start" style:justify-single-word="false" style:writing-mode="lr-tb"/>
      <style:text-properties style:text-position="33% 80%" style:font-name="Tahoma" fo:font-size="15pt" officeooo:rsid="00525c6b" officeooo:paragraph-rsid="00525c6b" style:font-size-asian="13.1000003814697pt" style:font-name-complex="Tahoma" style:font-size-complex="15pt"/>
    </style:style>
    <style:style style:name="P42" style:family="paragraph" style:parent-style-name="Standard">
      <style:paragraph-properties fo:text-align="start" style:justify-single-word="false" style:writing-mode="lr-tb"/>
      <style:text-properties style:text-position="33% 80%" style:font-name="Tahoma" fo:font-size="15pt" officeooo:rsid="005a0e51" officeooo:paragraph-rsid="005a0e51" style:font-size-asian="13.1000003814697pt" style:font-name-complex="Tahoma" style:font-size-complex="15pt"/>
    </style:style>
    <style:style style:name="P43" style:family="paragraph" style:parent-style-name="Standard">
      <style:paragraph-properties fo:text-align="start" style:justify-single-word="false" style:writing-mode="lr-tb"/>
      <style:text-properties style:text-position="33% 80%" style:font-name="Tahoma" fo:font-size="15pt" officeooo:rsid="005aa187" officeooo:paragraph-rsid="005aa187" style:font-size-asian="13.1000003814697pt" style:font-name-complex="Tahoma" style:font-size-complex="15pt"/>
    </style:style>
    <style:style style:name="P44" style:family="paragraph" style:parent-style-name="Standard">
      <style:paragraph-properties fo:text-align="start" style:justify-single-word="false" style:writing-mode="lr-tb"/>
      <style:text-properties style:text-position="33% 80%" style:font-name="Tahoma" fo:font-size="15pt" officeooo:rsid="00852cc6" officeooo:paragraph-rsid="00852cc6" style:font-size-asian="13.1000003814697pt" style:font-name-complex="Tahoma" style:font-size-complex="15pt"/>
    </style:style>
    <style:style style:name="P45" style:family="paragraph" style:parent-style-name="Standard">
      <style:paragraph-properties fo:text-align="start" style:justify-single-word="false" style:writing-mode="lr-tb"/>
      <style:text-properties style:text-position="33% 80%" style:font-name="Tahoma" fo:font-size="15pt" officeooo:rsid="008b986d" officeooo:paragraph-rsid="008b986d" style:font-size-asian="13.1000003814697pt" style:font-name-complex="Tahoma" style:font-size-complex="15pt"/>
    </style:style>
    <style:style style:name="P46" style:family="paragraph" style:parent-style-name="Standard">
      <style:paragraph-properties fo:text-align="start" style:justify-single-word="false" style:writing-mode="lr-tb"/>
      <style:text-properties style:font-name="Tahoma" fo:font-size="12pt" officeooo:rsid="006de72f" officeooo:paragraph-rsid="006de72f" style:font-size-asian="10.5pt" style:font-size-complex="12pt"/>
    </style:style>
    <style:style style:name="P47" style:family="paragraph" style:parent-style-name="Standard">
      <style:paragraph-properties fo:text-align="start" style:justify-single-word="false" style:writing-mode="lr-tb"/>
      <style:text-properties style:font-name="Tahoma" fo:font-size="12pt" officeooo:rsid="006f91d3" officeooo:paragraph-rsid="006f91d3" style:font-size-asian="10.5pt" style:font-size-complex="12pt"/>
    </style:style>
    <style:style style:name="P48" style:family="paragraph" style:parent-style-name="Text_20_body">
      <style:paragraph-properties fo:text-align="start" style:justify-single-word="false" style:writing-mode="lr-tb"/>
      <style:text-properties fo:font-size="15pt" officeooo:rsid="0072f656" officeooo:paragraph-rsid="00739feb" style:font-size-asian="13.1000003814697pt" style:font-size-complex="15pt"/>
    </style:style>
    <style:style style:name="P49" style:family="paragraph" style:parent-style-name="Text_20_body">
      <style:paragraph-properties fo:text-align="start" style:justify-single-word="false" style:writing-mode="lr-tb"/>
      <style:text-properties fo:font-size="15pt" officeooo:rsid="007668b0" officeooo:paragraph-rsid="007668b0" style:font-size-asian="13.1000003814697pt" style:font-size-complex="15pt"/>
    </style:style>
    <style:style style:name="P50" style:family="paragraph" style:parent-style-name="Text_20_body">
      <style:paragraph-properties fo:text-align="start" style:justify-single-word="false" style:writing-mode="lr-tb"/>
      <style:text-properties fo:font-size="15pt" officeooo:rsid="007753d4" officeooo:paragraph-rsid="007753d4" style:font-size-asian="13.1000003814697pt" style:font-size-complex="15pt"/>
    </style:style>
    <style:style style:name="P51" style:family="paragraph" style:parent-style-name="Text_20_body">
      <style:paragraph-properties fo:text-align="start" style:justify-single-word="false" style:writing-mode="lr-tb"/>
      <style:text-properties fo:font-size="15pt" officeooo:rsid="0078099b" officeooo:paragraph-rsid="007959d1" style:font-size-asian="13.1000003814697pt" style:font-size-complex="15pt"/>
    </style:style>
    <style:style style:name="P52" style:family="paragraph" style:parent-style-name="Text_20_body">
      <style:paragraph-properties fo:text-align="start" style:justify-single-word="false" style:writing-mode="lr-tb"/>
      <style:text-properties fo:font-size="15pt" officeooo:rsid="007a8254" officeooo:paragraph-rsid="007a8254" style:font-size-asian="13.1000003814697pt" style:font-size-complex="15pt"/>
    </style:style>
    <style:style style:name="P53" style:family="paragraph" style:parent-style-name="Text_20_body">
      <style:paragraph-properties fo:text-align="start" style:justify-single-word="false" style:writing-mode="lr-tb"/>
      <style:text-properties fo:font-size="15pt" officeooo:rsid="007b0043" officeooo:paragraph-rsid="007b0043" style:font-size-asian="13.1000003814697pt" style:font-size-complex="15pt"/>
    </style:style>
    <style:style style:name="P54" style:family="paragraph" style:parent-style-name="Text_20_body">
      <style:paragraph-properties fo:text-align="start" style:justify-single-word="false" style:writing-mode="lr-tb"/>
      <style:text-properties style:text-position="33% 80%" style:font-name="Tahoma" fo:font-size="15pt" officeooo:rsid="004bfb67" officeooo:paragraph-rsid="004bfb67" style:font-size-asian="13.1000003814697pt" style:font-name-complex="Tahoma" style:font-size-complex="15pt"/>
    </style:style>
    <style:style style:name="P55" style:family="paragraph" style:parent-style-name="Text_20_body">
      <style:paragraph-properties fo:text-align="end" style:justify-single-word="false" style:writing-mode="rl-tb"/>
      <style:text-properties fo:font-size="12pt" officeooo:rsid="0046dc69" officeooo:paragraph-rsid="007f4c77" style:font-size-asian="12pt" style:font-name-complex="Tahoma" style:font-size-complex="12pt"/>
    </style:style>
    <style:style style:name="P56" style:family="paragraph" style:parent-style-name="Text_20_body">
      <style:paragraph-properties fo:text-align="end" style:justify-single-word="false" style:writing-mode="rl-tb"/>
      <style:text-properties fo:font-size="12pt" officeooo:rsid="0046dc69" officeooo:paragraph-rsid="0081e62f" style:font-size-asian="12pt" style:font-name-complex="Tahoma" style:font-size-complex="12pt"/>
    </style:style>
    <style:style style:name="P57" style:family="paragraph" style:parent-style-name="Text_20_body">
      <style:paragraph-properties fo:text-align="end" style:justify-single-word="false" style:writing-mode="rl-tb"/>
      <style:text-properties fo:font-size="12pt" officeooo:rsid="0046dc69" officeooo:paragraph-rsid="008311d5" style:font-size-asian="12pt" style:font-name-complex="Tahoma" style:font-size-complex="12pt"/>
    </style:style>
    <style:style style:name="P58" style:family="paragraph" style:parent-style-name="Text_20_body">
      <style:paragraph-properties fo:text-align="end" style:justify-single-word="false" style:writing-mode="rl-tb"/>
      <style:text-properties fo:font-size="15pt" officeooo:rsid="003b97a8" officeooo:paragraph-rsid="003b97a8" style:font-size-asian="13.1000003814697pt" style:font-size-complex="15pt"/>
    </style:style>
    <style:style style:name="P59" style:family="paragraph" style:parent-style-name="Text_20_body">
      <style:paragraph-properties fo:text-align="end" style:justify-single-word="false" style:writing-mode="rl-tb"/>
      <style:text-properties fo:font-size="15pt" officeooo:rsid="0044b8df" officeooo:paragraph-rsid="007b0043" style:font-size-asian="13.1000003814697pt" style:font-size-complex="15pt"/>
    </style:style>
    <style:style style:name="P60" style:family="paragraph" style:parent-style-name="Text_20_body">
      <style:paragraph-properties fo:text-align="end" style:justify-single-word="false" style:writing-mode="rl-tb"/>
      <style:text-properties fo:font-size="15pt" officeooo:rsid="0046dc69" officeooo:paragraph-rsid="0046dc69" style:font-size-asian="13.1000003814697pt" style:font-size-complex="15pt"/>
    </style:style>
    <style:style style:name="P61" style:family="paragraph" style:parent-style-name="Text_20_body">
      <style:paragraph-properties fo:text-align="end" style:justify-single-word="false" style:writing-mode="rl-tb"/>
      <style:text-properties fo:font-size="15pt" officeooo:rsid="0072f656" officeooo:paragraph-rsid="00739feb" style:font-size-asian="13.1000003814697pt" style:font-size-complex="15pt"/>
    </style:style>
    <style:style style:name="P62" style:family="paragraph" style:parent-style-name="Text_20_body">
      <style:paragraph-properties fo:text-align="end" style:justify-single-word="false" style:writing-mode="rl-tb"/>
      <style:text-properties fo:font-size="15pt" officeooo:rsid="007668b0" officeooo:paragraph-rsid="007668b0" style:font-size-asian="13.1000003814697pt" style:font-size-complex="15pt"/>
    </style:style>
    <style:style style:name="P63" style:family="paragraph" style:parent-style-name="Text_20_body">
      <style:paragraph-properties fo:text-align="end" style:justify-single-word="false" style:writing-mode="rl-tb"/>
      <style:text-properties fo:font-size="15pt" officeooo:rsid="0078099b" officeooo:paragraph-rsid="0078099b" style:font-size-asian="13.1000003814697pt" style:font-size-complex="15pt"/>
    </style:style>
    <style:style style:name="P64" style:family="paragraph" style:parent-style-name="Text_20_body">
      <style:paragraph-properties fo:text-align="end" style:justify-single-word="false" style:writing-mode="rl-tb"/>
      <style:text-properties fo:font-size="15pt" officeooo:rsid="007a7749" officeooo:paragraph-rsid="007a7749" style:font-size-asian="13.1000003814697pt" style:font-size-complex="15pt"/>
    </style:style>
    <style:style style:name="P65" style:family="paragraph" style:parent-style-name="Text_20_body">
      <style:paragraph-properties fo:text-align="end" style:justify-single-word="false" style:writing-mode="rl-tb"/>
      <style:text-properties fo:font-size="15pt" officeooo:rsid="007b0043" officeooo:paragraph-rsid="007b0043" style:font-size-asian="13.1000003814697pt" style:font-size-complex="15pt"/>
    </style:style>
    <style:style style:name="P66" style:family="paragraph" style:parent-style-name="Text_20_body">
      <style:paragraph-properties fo:text-align="end" style:justify-single-word="false" style:writing-mode="rl-tb"/>
      <style:text-properties style:text-position="33% 80%" style:font-name="Tahoma" fo:font-size="15pt" officeooo:rsid="00547a8d" officeooo:paragraph-rsid="00547a8d" style:font-size-asian="13.1000003814697pt" style:font-name-complex="Tahoma" style:font-size-complex="15pt"/>
    </style:style>
    <style:style style:name="P67" style:family="paragraph" style:parent-style-name="Text_20_body">
      <style:paragraph-properties fo:text-align="end" style:justify-single-word="false" style:writing-mode="rl-tb"/>
      <style:text-properties style:text-position="33% 80%" style:font-name="Tahoma" fo:font-size="15pt" officeooo:rsid="005acd22" officeooo:paragraph-rsid="005acd22" style:font-size-asian="13.1000003814697pt" style:font-name-complex="Tahoma" style:font-size-complex="15pt"/>
    </style:style>
    <style:style style:name="P68" style:family="paragraph" style:parent-style-name="Table_20_Contents">
      <style:paragraph-properties fo:text-align="end" style:justify-single-word="false"/>
      <style:text-properties fo:font-size="12pt" officeooo:rsid="002dab99" officeooo:paragraph-rsid="002dab99" style:font-size-asian="10.5pt" style:font-size-complex="12pt"/>
    </style:style>
    <style:style style:name="P69" style:family="paragraph" style:parent-style-name="Table_20_Contents">
      <style:paragraph-properties fo:text-align="end" style:justify-single-word="false"/>
      <style:text-properties fo:font-size="12pt" officeooo:rsid="0054ae38" officeooo:paragraph-rsid="0054ae38" style:font-size-asian="10.5pt" style:font-size-complex="12pt"/>
    </style:style>
    <style:style style:name="P70" style:family="paragraph" style:parent-style-name="Table_20_Contents">
      <style:paragraph-properties fo:text-align="end" style:justify-single-word="false"/>
      <style:text-properties style:font-name="Tahoma" fo:font-size="15pt" officeooo:rsid="00582fdb" officeooo:paragraph-rsid="00582fdb" style:font-size-asian="13.1000003814697pt" style:font-name-complex="Tahoma" style:font-size-complex="15pt"/>
    </style:style>
    <style:style style:name="T1" style:family="text">
      <style:text-properties officeooo:rsid="001b8d90"/>
    </style:style>
    <style:style style:name="T2" style:family="text">
      <style:text-properties officeooo:rsid="0023d1ea"/>
    </style:style>
    <style:style style:name="T3" style:family="text">
      <style:text-properties officeooo:rsid="002f1e56"/>
    </style:style>
    <style:style style:name="T4" style:family="text">
      <style:text-properties officeooo:rsid="0032900a"/>
    </style:style>
    <style:style style:name="T5" style:family="text">
      <style:text-properties style:text-position="33% 80%" style:font-name="Tahoma" fo:font-size="15pt" officeooo:rsid="004bfb67" style:font-size-asian="13.1000003814697pt" style:font-size-complex="15pt"/>
    </style:style>
    <style:style style:name="T6" style:family="text">
      <style:text-properties style:text-position="33% 80%" style:font-name="Tahoma" fo:font-size="15pt" officeooo:rsid="004d204e" style:font-size-asian="13.1000003814697pt" style:font-size-complex="15pt"/>
    </style:style>
    <style:style style:name="T7" style:family="text">
      <style:text-properties style:text-position="-33% 80%" style:font-name="Tahoma" style:font-name-complex="Tahoma"/>
    </style:style>
    <style:style style:name="T8" style:family="text">
      <style:text-properties style:text-position="-33% 80%" style:font-name="Tahoma" officeooo:rsid="003c5c1d" style:font-name-complex="Tahoma"/>
    </style:style>
    <style:style style:name="T9" style:family="text">
      <style:text-properties style:text-position="-33% 80%" style:font-name="Tahoma" officeooo:rsid="003dc86a" style:font-name-complex="Tahoma"/>
    </style:style>
    <style:style style:name="T10" style:family="text">
      <style:text-properties style:text-position="-33% 80%" style:font-name="Tahoma" officeooo:rsid="00739feb" style:font-name-complex="Tahoma"/>
    </style:style>
    <style:style style:name="T11" style:family="text">
      <style:text-properties style:text-position="-33% 80%" style:font-name="Tahoma" officeooo:rsid="0073a713" style:font-name-complex="Tahoma"/>
    </style:style>
    <style:style style:name="T12" style:family="text">
      <style:text-properties style:text-position="-33% 80%" style:font-name="Tahoma" officeooo:rsid="00748714" style:font-name-complex="Tahoma"/>
    </style:style>
    <style:style style:name="T13" style:family="text">
      <style:text-properties style:text-position="-33% 80%" style:font-name="Tahoma" officeooo:rsid="007959d1" style:font-name-complex="Tahoma"/>
    </style:style>
    <style:style style:name="T14" style:family="text">
      <style:text-properties style:text-position="-33% 80%" style:font-name="Tahoma" officeooo:rsid="007b0043" style:font-name-complex="Tahoma"/>
    </style:style>
    <style:style style:name="T15" style:family="text">
      <style:text-properties style:text-position="-33% 80%" style:font-name="Tahoma" officeooo:rsid="007c9293" style:font-name-complex="Tahoma"/>
    </style:style>
    <style:style style:name="T16" style:family="text">
      <style:text-properties officeooo:rsid="00409f04"/>
    </style:style>
    <style:style style:name="T17" style:family="text">
      <style:text-properties officeooo:rsid="004891f7"/>
    </style:style>
    <style:style style:name="T18" style:family="text">
      <style:text-properties officeooo:rsid="004d204e"/>
    </style:style>
    <style:style style:name="T19" style:family="text">
      <style:text-properties officeooo:rsid="0050d652"/>
    </style:style>
    <style:style style:name="T20" style:family="text">
      <style:text-properties officeooo:rsid="0055e529"/>
    </style:style>
    <style:style style:name="T21" style:family="text">
      <style:text-properties officeooo:rsid="005a0e51"/>
    </style:style>
    <style:style style:name="T22" style:family="text">
      <style:text-properties officeooo:rsid="005aa187"/>
    </style:style>
    <style:style style:name="T23" style:family="text">
      <style:text-properties officeooo:rsid="005b6f64"/>
    </style:style>
    <style:style style:name="T24" style:family="text">
      <style:text-properties officeooo:rsid="0065339a"/>
    </style:style>
    <style:style style:name="T25" style:family="text">
      <style:text-properties officeooo:rsid="0066b1f3"/>
    </style:style>
    <style:style style:name="T26" style:family="text">
      <style:text-properties officeooo:rsid="006890da"/>
    </style:style>
    <style:style style:name="T27" style:family="text">
      <style:text-properties officeooo:rsid="006a4f61"/>
    </style:style>
    <style:style style:name="T28" style:family="text">
      <style:text-properties officeooo:rsid="007f4c77"/>
    </style:style>
    <style:style style:name="T29" style:family="text">
      <style:text-properties fo:font-weight="normal" officeooo:rsid="007f4c77" style:font-weight-asian="normal" style:font-weight-complex="normal"/>
    </style:style>
    <style:style style:name="T30" style:family="text">
      <style:text-properties fo:font-weight="normal" officeooo:rsid="0060c635" style:font-weight-asian="normal" style:font-weight-complex="normal"/>
    </style:style>
    <style:style style:name="T31" style:family="text">
      <style:text-properties fo:font-weight="normal" officeooo:rsid="007f5cfc" style:font-weight-asian="normal" style:font-weight-complex="normal"/>
    </style:style>
    <style:style style:name="T32" style:family="text">
      <style:text-properties fo:font-weight="normal" officeooo:rsid="008033a8" style:font-weight-asian="normal" style:font-weight-complex="normal"/>
    </style:style>
    <style:style style:name="T33" style:family="text">
      <style:text-properties fo:font-weight="normal" officeooo:rsid="0081e62f" style:font-weight-asian="normal" style:font-weight-complex="normal"/>
    </style:style>
    <style:style style:name="T34" style:family="text">
      <style:text-properties fo:font-weight="normal" officeooo:rsid="0027dda4" style:font-weight-asian="normal" style:font-weight-complex="normal"/>
    </style:style>
    <style:style style:name="T35" style:family="text">
      <style:text-properties fo:font-weight="normal" officeooo:rsid="008311d5" style:font-weight-asian="normal" style:font-weight-complex="normal"/>
    </style:style>
    <style:style style:name="T36" style:family="text">
      <style:text-properties officeooo:rsid="00833c9e"/>
    </style:style>
    <style:style style:name="T37" style:family="text">
      <style:text-properties officeooo:rsid="00865538"/>
    </style:style>
    <style:style style:name="T38" style:family="text">
      <style:text-properties officeooo:rsid="00880c40"/>
    </style:style>
    <style:style style:name="T39" style:family="text">
      <style:text-properties officeooo:rsid="008b986d"/>
    </style:style>
    <style:style style:name="T40" style:family="text">
      <style:text-properties officeooo:rsid="008ce2ec"/>
    </style:style>
    <style:style style:name="T41" style:family="text">
      <style:text-properties officeooo:rsid="008f61e6"/>
    </style:style>
    <style:style style:name="T42" style:family="text">
      <style:text-properties officeooo:rsid="008f94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تعریف‌ها</text:p>
      <text:p text:style-name="P1"/>
      <text:p text:style-name="P1">دوره:بازه زمانی است که یک فرد <text:span text:style-name="T1">در شبکه هرمی تعداد مشخصی زیرشاخه اختیار می کند.مثلا بازه یک ماهه و اختیار دو نفر جدید، نماد دوره در این صفحه حرف n است.</text:span></text:p>
      <text:p text:style-name="P2"/>
      <text:p text:style-name="P38">تعداد شروع کننده:برابر تعداد افرادی است که سیستم با آن شروع می‌شود مثلاً یک نفر <text:span text:style-name="T24">نماد آن sp است.</text:span></text:p>
      <text:p text:style-name="P38"/>
      <text:p text:style-name="P2">تعداد کل:برابر تعداد کل افراد در پایان هر دوره است نماد آن حرف t است.</text:p>
      <text:p text:style-name="P3"/>
      <text:p text:style-name="P3">تعداد افراد جدید:برابر تعدادی است که در آن دوره وارد شبکه هرمی شده است نماد آن حرف f است.</text:p>
      <text:p text:style-name="P3"/>
      <text:p text:style-name="P4"><text:span text:style-name="T2">تعداد اختیار:</text:span>تعدادی که هر فرد در هر دوره به سیستم اضافه می‌کند مثلاً دو نفر در دوره.نماد آن حرف c است.</text:p>
      <text:p text:style-name="P19"/>
      <text:p text:style-name="P5"><text:bookmark-start text:name="__DdeLink__8_433394808"/>تعداد سودهی<text:bookmark-end text:name="__DdeLink__8_433394808"/>:مجموع تعداد زیر شاخه‌هایی که یک فرد باید داشته باشد تا به سود برسد.مثلا شش نفر نماد آن حرف p است.</text:p>
      <text:p text:style-name="P5"/>
      <text:p text:style-name="P39">دوره تعداد سودهی:برابر تعداد دوره‌ای است که زیرمجموعه‌های یک فرد از تعداد سودهی بیشتر می‌شود و نماد آن <text:span text:style-name="T40">pp است.</text:span></text:p>
      <text:p text:style-name="P5"/>
      <text:p text:style-name="P37">شرط حداقل دوره سودهی:برابر تعداد دوره‌ای است که فرد پس از آن به سودهی می رسد. نماد آن pm است.</text:p>
      <text:p text:style-name="P37"/>
      <text:p text:style-name="P7">تعداد دوره سودهی:تعداد دوره‌ای است که فرد بعد از گذشت از آن به سودهی می‌رسد.<text:span text:style-name="T25">این دوره برابر حداقل یا حداکثر دو مقدار شرط حداقل دوره سودهی و تعداد سودهی است.</text:span>نماد آن pn است.</text:p>
      <text:p text:style-name="P6"/>
      <text:p text:style-name="P20">تعداد کل افراد موفق:تعداد افرادی است که توانسته‌اند انقدر زیرمجموعه به دست آورند که سود کنند نماد آن <text:span text:style-name="T17">ts</text:span> است</text:p>
      <text:p text:style-name="P20"/>
      <text:p text:style-name="P21">تعداد <text:span text:style-name="T18">زیرشاخه</text:span>:برابر تعداد <text:span text:style-name="T18">زیرشاخه‌های هر فرد نماد آن sn است.</text:span></text:p>
      <text:p text:style-name="P6"/>
      <text:p text:style-name="P12"><text:bookmark-start text:name="__DdeLink__10_433394808"/>تعداد دوره توقف<text:bookmark-end text:name="__DdeLink__10_433394808"/>:تعداد دوره‌ای است که فرد دیگر دنبال زیر مجموعه نمی گردد مثلاً پس از شش دوره یک ماهه فرد دست از گرفتن زیر مجموعه می کشد.نماد آن حرف s است.</text:p>
      <text:p text:style-name="P6"/>
      <text:p text:style-name="P19">تعداد افراد دوره توقف:تعداد افرادی است که افراد داخل سیستم پس از دوره توقف وارد سیستم نمی‌کنند مثلاً یک فرد پس از شش ماه(دوره) دیگر دو نفر جدید را وارد سیستم نمی کند.نماد آن <text:s/>s<text:span text:style-name="T16">c</text:span> است.</text:p>
      <text:p text:style-name="P19"/>
      <text:p text:style-name="P36">جمعیت هدف:تعداد افرادی است که سرانجام پس از رسیدن به آن باید محاسبه خاتمه داده شود نماد آن tp است.</text:p>
      <text:p text:style-name="P9">مسئله</text:p>
      <text:p text:style-name="P3"/>
      <text:p text:style-name="P11">فرض کنید در یک سیستم هرمی با یک نفر شروع می کنیم. هر عضو در هر ماه دو نفر را وارد سیستم می کند و بعد از شش ماه هم کارش را متوقف می کند و دیگر آدم جدید به سیستم داخل نمی کند. حساب کنید بعد از چند وقت هفتاد میلیون نفر جمعیت ایران وارد سیستم شده‌اند و کسی برای وارد <text:soft-page-break/>شدن به سیستم نمانده. همچنین حساب کنید چند نفر در این مدت به درآمد رسیده اند (کسی به درآمد رسیده که <text:span text:style-name="Strong_20_Emphasis">برای بیشتر از چهار ماه</text:span> حداقل شش نفر زیر شاخه داشته باشد). </text:p>
      <text:p text:style-name="P11"/>
      <text:p text:style-name="P10">راه‌حل</text:p>
      <text:p text:style-name="P10"/>
      <text:p text:style-name="P15">در اینجا ما با دوره‌های 30 روزه طرفیم یعنی هر ماه یک دوره حساب میشه مثلاً ماه اول میشه دوره اول و ماه دوم دوره دوم و همین‌طور به جلو</text:p>
      <text:p text:style-name="P15"/>
      <text:p text:style-name="P13">به جدول زیر دقت کنید </text:p>
      <text:p text:style-name="P13"/>
      <table:table table:name="Table1" table:style-name="Table1">
        <table:table-column table:style-name="Table1.A"/>
        <table:table-column table:style-name="Table1.B" table:number-columns-repeated="8"/>
        <table:table-row>
          <table:table-cell table:style-name="Table1.A1" office:value-type="string">
            <text:p text:style-name="P68">7</text:p>
          </table:table-cell>
          <table:table-cell table:style-name="Table1.A1" office:value-type="string">
            <text:p text:style-name="P68">6</text:p>
          </table:table-cell>
          <table:table-cell table:style-name="Table1.A1" office:value-type="string">
            <text:p text:style-name="P68">5</text:p>
          </table:table-cell>
          <table:table-cell table:style-name="Table1.A1" office:value-type="string">
            <text:p text:style-name="P68">4</text:p>
          </table:table-cell>
          <table:table-cell table:style-name="Table1.A1" office:value-type="string">
            <text:p text:style-name="P68">3</text:p>
          </table:table-cell>
          <table:table-cell table:style-name="Table1.A1" office:value-type="string">
            <text:p text:style-name="P68">2</text:p>
          </table:table-cell>
          <table:table-cell table:style-name="Table1.A1" office:value-type="string">
            <text:p text:style-name="P68">1</text:p>
          </table:table-cell>
          <table:table-cell table:style-name="Table1.A1" office:value-type="string">
            <text:p text:style-name="P68">0</text:p>
          </table:table-cell>
          <table:table-cell table:style-name="Table1.I1" office:value-type="string">
            <text:p text:style-name="P68">n</text:p>
          </table:table-cell>
        </table:table-row>
        <table:table-row>
          <table:table-cell table:style-name="Table1.A2" office:value-type="string">
            <text:p text:style-name="P68">1456</text:p>
          </table:table-cell>
          <table:table-cell table:style-name="Table1.A2" office:value-type="string">
            <text:p text:style-name="P68">486</text:p>
          </table:table-cell>
          <table:table-cell table:style-name="Table1.A2" office:value-type="string">
            <text:p text:style-name="P68">162</text:p>
          </table:table-cell>
          <table:table-cell table:style-name="Table1.A2" office:value-type="string">
            <text:p text:style-name="P68">54</text:p>
          </table:table-cell>
          <table:table-cell table:style-name="Table1.A2" office:value-type="string">
            <text:p text:style-name="P68">18</text:p>
          </table:table-cell>
          <table:table-cell table:style-name="Table1.A2" office:value-type="string">
            <text:p text:style-name="P68">6</text:p>
          </table:table-cell>
          <table:table-cell table:style-name="Table1.A2" office:value-type="string">
            <text:p text:style-name="P68">2</text:p>
          </table:table-cell>
          <table:table-cell table:style-name="Table1.A2" office:value-type="string">
            <text:p text:style-name="P68">1</text:p>
          </table:table-cell>
          <table:table-cell table:style-name="Table1.I2" office:value-type="string">
            <text:p text:style-name="P68">f</text:p>
          </table:table-cell>
        </table:table-row>
        <table:table-row>
          <table:table-cell table:style-name="Table1.A2" office:value-type="string">
            <text:p text:style-name="P68">2185</text:p>
          </table:table-cell>
          <table:table-cell table:style-name="Table1.A2" office:value-type="string">
            <text:p text:style-name="P68">729</text:p>
          </table:table-cell>
          <table:table-cell table:style-name="Table1.A2" office:value-type="string">
            <text:p text:style-name="P68">243</text:p>
          </table:table-cell>
          <table:table-cell table:style-name="Table1.A2" office:value-type="string">
            <text:p text:style-name="P68">81</text:p>
          </table:table-cell>
          <table:table-cell table:style-name="Table1.A2" office:value-type="string">
            <text:p text:style-name="P68">27</text:p>
          </table:table-cell>
          <table:table-cell table:style-name="Table1.A2" office:value-type="string">
            <text:p text:style-name="P68">9</text:p>
          </table:table-cell>
          <table:table-cell table:style-name="Table1.A2" office:value-type="string">
            <text:p text:style-name="P68">3</text:p>
          </table:table-cell>
          <table:table-cell table:style-name="Table1.A2" office:value-type="string">
            <text:p text:style-name="P68">1</text:p>
          </table:table-cell>
          <table:table-cell table:style-name="Table1.I2" office:value-type="string">
            <text:p text:style-name="P68">t</text:p>
          </table:table-cell>
        </table:table-row>
        <table:table-row>
          <table:table-cell table:style-name="Table1.A2" office:value-type="string">
            <text:p text:style-name="P69">243<text:span text:style-name="T26">||27</text:span></text:p>
          </table:table-cell>
          <table:table-cell table:style-name="Table1.A2" office:value-type="string">
            <text:p text:style-name="P69">81<text:span text:style-name="T26">||9</text:span></text:p>
          </table:table-cell>
          <table:table-cell table:style-name="Table1.A2" office:value-type="string">
            <text:p text:style-name="P69">27<text:span text:style-name="T26">||3</text:span></text:p>
          </table:table-cell>
          <table:table-cell table:style-name="Table1.A2" office:value-type="string">
            <text:p text:style-name="P69">9<text:span text:style-name="T26">||1</text:span></text:p>
          </table:table-cell>
          <table:table-cell table:style-name="Table1.A2" office:value-type="string">
            <text:p text:style-name="P69">3<text:span text:style-name="T26">||0</text:span></text:p>
          </table:table-cell>
          <table:table-cell table:style-name="Table1.A2" office:value-type="string">
            <text:p text:style-name="P69">1<text:span text:style-name="T26">||0</text:span></text:p>
          </table:table-cell>
          <table:table-cell table:style-name="Table1.A2" office:value-type="string">
            <text:p text:style-name="P69">0</text:p>
          </table:table-cell>
          <table:table-cell table:style-name="Table1.A2" office:value-type="string">
            <text:p text:style-name="P69">0</text:p>
          </table:table-cell>
          <table:table-cell table:style-name="Table1.I2" office:value-type="string">
            <text:p text:style-name="P69">ts</text:p>
          </table:table-cell>
        </table:table-row>
      </table:table>
      <text:p text:style-name="P13"/>
      <text:p text:style-name="P14">در شروع یعنی دوره صفر یک فرد است.<text:span text:style-name="T3">در دوره یک نفر اول دو زیر مجموعه می‌گیرد پس دو نفر جدید در این دوره است(f) و تعداد کل افراد به سه نفر می رسد(t)</text:span></text:p>
      <text:p text:style-name="P16">در دوره دوم نفر اول دوباره دو نفر را وارد می‌کند و دو نفر زیر شاخه دوره قبل هم دو نفر دیگر را وارد می‌کنند پس شش نفر جدید در این دوره <text:span text:style-name="T4">اضافه شده که با مجموع دوره قبل که سه تا است کل افراد میشه 9 نفر</text:span></text:p>
      <text:p text:style-name="P17">در دوره سوم دوباره نفر اول دو نفر اختیار می‌کند و زیر مجموعه‌های او هم دو نفر و زیرمجموعه‌ زیرمجموعه‌های او هم دو نفر کل افراد جدید میشه 18 نفر و با 9 نفر دوره قبل کل افراد می‌شوند 27 نفر</text:p>
      <text:p text:style-name="P17"/>
      <text:p text:style-name="P18">خوب به همین صورت برای دوره‌های بعد اگر دقت کنید تعداد کل افراد <text:span text:style-name="T27">جمع تعداد افراد جدید در این مرحله به علاوه تعداد کل افراد در مرحله قبل است.</text:span></text:p>
      <text:p text:style-name="P40">t(n)=f(n)+t(n-1)</text:p>
      <text:p text:style-name="P34">خوب خود تعداد افراد جدید هم برابر تعداد کل افراد قبل ضربدر تعداد اختیار است پس</text:p>
      <text:p text:style-name="P46">f(n)=t(n-1)*c</text:p>
      <text:p text:style-name="P35">خوب با ادغام این دو فرموا می‌رسیم به </text:p>
      <text:p text:style-name="P47">t(n)=t(n-1)*(c+1)</text:p>
      <text:p text:style-name="P58"><text:span text:style-name="T7">می‌رسیم به قسمت بعدی مسأله </text:span><text:span text:style-name="T8">که گفته افراد بعد از شش ماه(دوره) دست از گرفتن زیر مجموعه می‌کشند مثلاً در دوره هفتم نفر اول دیگر دو نفر جدید وارد سیستم نمی کند.در دوره هشتم نفر اول و دو نفر زیر مجموعه در دوره اول دیگر زیر مجموعه اختیار نمی‌کنند </text:span><text:span text:style-name="T9">پس شش نفر کمتر و همینجور برای دوره‌های بعد</text:span></text:p>
      <text:p text:style-name="P61"><text:span text:style-name="T9">خ</text:span><text:span text:style-name="T7">وب با کمی دقت می‌بینیم </text:span><text:span text:style-name="T10">تعداد افرادی که پس از دوره توقف وارد سیستم نمی‌شوند برابر </text:span></text:p>
      <text:p text:style-name="P48"><text:span text:style-name="T10">sc(n)=t(n-s-1)*c</text:span></text:p>
      <text:p text:style-name="P61"><text:soft-page-break/><text:span text:style-name="T11">s تعداد دوره توقف است c تعداد اختیار و n هم </text:span><text:span text:style-name="T12">شماره دوره پس تعداد افرادی که در دوره هفت وارد نمی‌شوند برابر</text:span></text:p>
      <text:p text:style-name="P49"><text:span text:style-name="T12">s</text:span><text:span text:style-name="T7">c(7)=t(7-6-1)*2 ==&gt; sc(7)=1*2</text:span></text:p>
      <text:p text:style-name="P62"><text:span text:style-name="T7">به همین صورت برای دوره هشت</text:span></text:p>
      <text:p text:style-name="P50"><text:span text:style-name="T7">sc(8)=t(8-6-1)*2 ==&gt; sc(8)=3*2=6</text:span></text:p>
      <text:p text:style-name="P63"><text:span text:style-name="T7">خوب پس تعداد افراد جدید برابر می‌شود با</text:span></text:p>
      <text:p text:style-name="P51"><text:span text:style-name="T7">f(n)=t(n-1)*c -sc ==&gt;</text:span><text:span text:style-name="T13">f(n)=t(n-1)*c-</text:span><text:span text:style-name="T10">t(n-s-1)*c</text:span></text:p>
      <text:p text:style-name="P64"><text:span text:style-name="T10">و </text:span><text:span text:style-name="T7">تعداد افراد کل</text:span></text:p>
      <text:p text:style-name="P52"><text:span text:style-name="T7">t(n)=f(n)+t(n-1) ==&gt; t(n)=t(n-1)*c – t(n-s-1)*c +t(n-1) </text:span><text:span text:style-name="T14">==&gt;</text:span></text:p>
      <text:p text:style-name="P53"><text:span text:style-name="T7">t(n)=t(n-1)*(c+1)-t(n-s-1)</text:span></text:p>
      <text:p text:style-name="P65"><text:span text:style-name="T7">واضح است </text:span><text:span text:style-name="T15">اگر شماره دوره منفی شد عدد صفر در نظر بگیریم مثلاً t(-2) مقدارش صفر است</text:span></text:p>
      <text:p text:style-name="P59"/>
      <text:p text:style-name="P60">قسمت سودهی</text:p>
      <text:p text:style-name="P55">داخل صورت مسأله گفته است افراد پس از اینکه مجموع زیرشاخه‌هایشون به شش برسد به سود می‌رسند که من بهش تعداد سوددهی می گویم(p) <text:span text:style-name="T28">و یک شرط دیگر هم است فرد باید <text:s/></text:span><text:span text:style-name="Strong_20_Emphasis"><text:span text:style-name="T28">برای بیشتر از چهار ماه </text:span></text:span><text:span text:style-name="Strong_20_Emphasis"><text:span text:style-name="T29">داخل سیستم باشد، من بهش میگم </text:span></text:span><text:span text:style-name="Strong_20_Emphasis"><text:span text:style-name="T30">شرط حداقل دوره سودهی </text:span></text:span><text:span text:style-name="Strong_20_Emphasis"><text:span text:style-name="T29">و با pm نشونش میدم</text:span></text:span></text:p>
      <text:p text:style-name="P56"><text:span text:style-name="Strong_20_Emphasis"><text:span text:style-name="T31">اینجا یکم شرط گنگ می‌شود </text:span></text:span><text:span text:style-name="Strong_20_Emphasis"><text:span text:style-name="T32">داخل مسأله افراد پس از دو دوره تعداد زیرمجموعه‌هایشون از عدد 6 میگذرد اما بعد از چهار ماه حضور یک نفر دارای 80 تا زیرمجموعه است کدوم شرط باید بزاریم من داخل برنامه‌ام </text:span></text:span><text:span text:style-name="Strong_20_Emphasis"><text:span text:style-name="T33">دو حالت گذاشتم که </text:span></text:span><text:span text:style-name="Strong_20_Emphasis"><text:span text:style-name="T34">تعداد دوره سودهی </text:span></text:span><text:span text:style-name="Strong_20_Emphasis"><text:span text:style-name="T33">براساس ماکزیمم یا مینیمم این دو مقدار بالایی یعنی 2 و4 قرار دادم به صورت پیش‌فرض ماکزیمم این دو مقدار است که برابر چهار می‌شود</text:span></text:span></text:p>
      <text:p text:style-name="P56"/>
      <text:p text:style-name="P57"><text:span text:style-name="Strong_20_Emphasis"><text:span text:style-name="T35">خوب پس محاسبات </text:span></text:span><text:span text:style-name="T5"><text:s/>ابتدا باید تعداد زیرشاخه‌های هر فرد را پس از چند دوره را حساب کنید اینکار بسیار ساده است کافی نفر </text:span><text:span text:style-name="T6">اول لیست را در نظر بگیریم همه افراد زیرمجموعه او خواهند شد غیر از خودش پس تعداد زیرشاخه هر فرد برابر است با </text:span></text:p>
      <text:p text:style-name="P54"><text:soft-page-break/>sn=<text:span text:style-name="T36">t(n)</text:span> -1</text:p>
      <text:p text:style-name="P22"><text:s/><text:span text:style-name="T19">خوب ما الان باید ببینیم که تعداد زیرشاخه‌ها کی از تعداد سودهی بیشتر می‌شود</text:span></text:p>
      <text:p text:style-name="P28">یعنی</text:p>
      <text:p text:style-name="P44">sn&gt;=p <text:s/>==&gt; t(n)-1&gt;=p ==&gt; t(n)&gt;=p+1</text:p>
      <text:p text:style-name="P29">برنامه باید یک به <text:span text:style-name="T37">یک تمام تعداد کل افراد را در هر مرحله بگیرد و ببیند آیا آن از عدد تعداد سودهی به علاوه یک بزرگ‌تر است یا نه این معادله مقدار دوره تعداد سودهی یا pp را به ما می‌دهد </text:span></text:p>
      <text:p text:style-name="P30">که برای مسأله ما <text:span text:style-name="T38">در دوره</text:span> 2 <text:span text:style-name="T38">تعداد کل معادل 9 می‌شود که بیشتر از 6+1 است.</text:span></text:p>
      <text:p text:style-name="P45">pn=min || max <text:span text:style-name="T41">(pp,pm)</text:span></text:p>
      <text:p text:style-name="P31">حالا دیگر راحت است کافیه مینیمم یا ماکزیمم(طبق فرض) 2 و چهار را بدست بیاریم <text:span text:style-name="T39">و تعداد افراد سود کرده برابر </text:span></text:p>
      <text:p text:style-name="P45">ts(n)=t(<text:span text:style-name="T42">n-</text:span>pn)</text:p>
      <text:p text:style-name="P32">که مثلاً با فرض ماکزیمم در دوره پنجم مقدار افراد سود کرده برابر تعداد کل افراد در دوره اول است یعنی 3 نفر با فرض مینمم برابر تعداد کل افراد دوره سوم برابر 27 نف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2"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2"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font-family-complex="Tahoma"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6T19:36:36.065000000</meta:creation-date>
    <dc:date>2014-12-27T13:18:38.093000000</dc:date>
    <meta:editing-duration>PT7H54M53S</meta:editing-duration>
    <meta:editing-cycles>107</meta:editing-cycles>
    <meta:generator>LibreOffice/4.3.4.1$Windows_x86 LibreOffice_project/bc356b2f991740509f321d70e4512a6a54c5f243</meta:generator>
    <meta:document-statistic meta:table-count="1" meta:image-count="0" meta:object-count="0" meta:page-count="4" meta:paragraph-count="92" meta:word-count="1125" meta:character-count="5372" meta:non-whitespace-character-count="4326"/>
  </office:meta>
</office:document-meta>
</file>